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nageableObjectsUtil.getManageableObjects( Object objec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ManageableObjectsUtil.getManageableObjects( String manageableObjects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nageableObjectsUtil.getManageableObjects( Class manageableObjectsClas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